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A5000002236DCD834D.png" manifest:media-type="image/png"/>
  <manifest:file-entry manifest:full-path="Pictures/10000000000002A500000223A8087F76.png" manifest:media-type="image/png"/>
  <manifest:file-entry manifest:full-path="Pictures/10000000000006FE000003D9112DAE98.png" manifest:media-type="image/png"/>
  <manifest:file-entry manifest:full-path="Pictures/10000000000006FE000003D9DAC1DD4C.png" manifest:media-type="image/png"/>
  <manifest:file-entry manifest:full-path="Pictures/10000000000002C4000001D633197D67.png" manifest:media-type="image/png"/>
  <manifest:file-entry manifest:full-path="Pictures/10000000000006FE000003D98C448B22.png" manifest:media-type="image/png"/>
  <manifest:file-entry manifest:full-path="Pictures/10000000000006FE000003D99E180EB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7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1e in 1D Harmonic potential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 text:style-name="P2"><text:span text:style-name="T1">MSE = 3.8 x 10</text:span><text:span text:style-name="T2">-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3" draw:layer="layout" svg:width="22.636cm" svg:height="12.455cm" svg:x="4.59cm" svg:y="0.545cm">
          <draw:image xlink:href="Pictures/10000000000006FE000003D99E180E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3" draw:layer="layout" svg:width="22.91cm" svg:height="12.606cm" svg:x="4.5cm" svg:y="0.5cm">
          <draw:image xlink:href="Pictures/10000000000006FE000003D9112DAE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3" draw:layer="layout" svg:width="22.718cm" svg:height="12.5cm" svg:x="4.5cm" svg:y="0.5cm">
          <draw:image xlink:href="Pictures/10000000000006FE000003D98C448B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3" draw:layer="layout" svg:width="22.717cm" svg:height="12.5cm" svg:x="4.59cm" svg:y="0.5cm">
          <draw:image xlink:href="Pictures/10000000000006FE000003D9DAC1DD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3" draw:layer="layout" svg:width="11.139cm" svg:height="9cm" svg:x="4.5cm" svg:y="1cm">
          <draw:image xlink:href="Pictures/10000000000002A500000223A8087F76.png" xlink:type="simple" xlink:show="embed" xlink:actuate="onLoad" draw:mime-type="image/png">
            <text:p/>
          </draw:image>
        </draw:frame>
        <draw:frame draw:style-name="gr2" draw:text-style-name="P3" draw:layer="layout" svg:width="11.104cm" svg:height="8.972cm" svg:x="16.5cm" svg:y="1.028cm">
          <draw:image xlink:href="Pictures/10000000000002A5000002236DCD83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3" draw:layer="layout" svg:width="18.732cm" svg:height="12.434cm" svg:x="5.5cm" svg:y="1.066cm">
          <draw:image xlink:href="Pictures/10000000000002C4000001D633197D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9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0:45:02.803891468</meta:creation-date>
    <meta:editing-duration>PT1H9M34S</meta:editing-duration>
    <meta:editing-cycles>3</meta:editing-cycles>
    <meta:generator>LibreOffice/24.8.3.2$MacOSX_AARCH64 LibreOffice_project/48a6bac9e7e268aeb4c3483fcf825c94556d9f92</meta:generator>
    <dc:title>DNA</dc:title>
    <dc:date>2025-03-16T22:24:39.166448437</dc:date>
    <meta:document-statistic meta:object-count="131"/>
  </office:meta>
</office:document-meta>
</file>